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Arial Black" svg:font-family="'Arial Black'" style:font-family-generic="roman"/>
    <style:font-face style:name="Arial1" svg:font-family="Arial" style:font-family-generic="swiss"/>
    <style:font-face style:name="David CLM" svg:font-family="'David CLM'" style:font-pitch="variable"/>
    <style:font-face style:name="MS Gothic" svg:font-family="'MS Gothic'" style:font-pitch="variable"/>
    <style:font-face style:name="Tahoma" svg:font-family="Tahoma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09bec1" officeooo:paragraph-rsid="0009bec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style:text-underline-style="none" fo:font-weight="normal" officeooo:rsid="0009bec1" officeooo:paragraph-rsid="0009bec1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officeooo:rsid="0009bec1" officeooo:paragraph-rsid="0009bec1"/>
    </style:style>
    <style:style style:name="P4" style:family="paragraph" style:parent-style-name="Standard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tyle="normal" officeooo:paragraph-rsid="000ee59a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5pt" style:text-underline-style="solid" style:text-underline-width="auto" style:text-underline-color="font-color" officeooo:rsid="0009bec1" officeooo:paragraph-rsid="0009bec1" style:font-size-asian="15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5pt" style:text-underline-style="solid" style:text-underline-width="auto" style:text-underline-color="font-color" fo:font-weight="bold" officeooo:rsid="0009bec1" officeooo:paragraph-rsid="0009bec1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5c2d91"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style:font-name="Times New Roman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6" style:family="text">
      <style:text-properties fo:color="#ce181e" style:text-underline-style="none"/>
    </style:style>
    <style:style style:name="T7" style:family="text">
      <style:text-properties fo:color="#ce181e" style:text-underline-style="none" fo:font-weight="bold" style:font-weight-asian="bold" style:font-weight-complex="bold"/>
    </style:style>
    <style:style style:name="T8" style:family="text">
      <style:text-properties fo:color="#ce181e" fo:font-size="13pt" style:text-underline-style="none" fo:font-weight="bold" style:font-size-asian="13pt" style:font-weight-asian="bold" style:font-size-complex="13pt" style:font-weight-complex="bold"/>
    </style:style>
    <style:style style:name="T9" style:family="text">
      <style:text-properties officeooo:rsid="000db9f4"/>
    </style:style>
    <style:style style:name="T10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ES UD1. PORTFOLIOS</text:p>
      <text:p text:style-name="P3"/>
      <text:p text:style-name="P3"/>
      <text:p text:style-name="P3"/>
      <text:p text:style-name="P7"><text:span text:style-name="T3">3. DOCUMENTACIÓN (grupos de trabajo)</text:span><text:span text:style-name="T2"> </text:span><text:span text:style-name="T7">PORTFOLIO</text:span></text:p>
      <text:p text:style-name="Text_20_body"/>
      <text:p text:style-name="P12"><text:bookmark text:name="docs-internal-guid-2cc8c89d-7fff-72b0-bddb-87089fc608e2"/>Índice</text:p>
      <text:p text:style-name="P13"><text:span text:style-name="T3">1.-</text:span> Resumen</text:p>
      <text:p text:style-name="P13"/>
      <text:p text:style-name="P13"><text:span text:style-name="T3">2.-</text:span> Introducción</text:p>
      <text:p text:style-name="P13"><text:tab/>2.1.- Objetivos</text:p>
      <text:p text:style-name="P13"><text:tab/>2.2.- Descripción general del entorno</text:p>
      <text:p text:style-name="P13"/>
      <text:p text:style-name="P13"><text:span text:style-name="T3">3.- </text:span>Planificación</text:p>
      <text:p text:style-name="P13"><text:tab/>3.1.- Duración del proyecto</text:p>
      <text:p text:style-name="P13"><text:tab/>3.2.- Tareas a realizar</text:p>
      <text:p text:style-name="P13"/>
      <text:p text:style-name="P13"><text:span text:style-name="T3">4.- </text:span>Desarrollo del proyecto</text:p>
      <text:p text:style-name="P13"><text:tab/>4.1.- Diseño del proyecto</text:p>
      <text:p text:style-name="P13"><text:tab/><text:tab/>4.1.1.- Diseño estructural de la web</text:p>
      <text:p text:style-name="P13"><text:tab/><text:tab/>4.1.2.- Diseño de la base de datos</text:p>
      <text:p text:style-name="P13"><text:tab/>4.2.- Desarrollo del proyecto</text:p>
      <text:p text:style-name="P13"><text:tab/><text:tab/>4.2.1.- Programación de la web</text:p>
      <text:p text:style-name="P13"><text:tab/><text:tab/>4.2.2.- Programación de la base de datos</text:p>
      <text:p text:style-name="P13"/>
      <text:p text:style-name="P13"><text:span text:style-name="T3">5.- </text:span>Test del proyecto</text:p>
      <text:p text:style-name="P13"><text:tab/>5.1.- Pruebas de testeo</text:p>
      <text:p text:style-name="P13"><text:tab/>5.2.- Resultados del testeo</text:p>
      <text:p text:style-name="P13"/>
      <text:p text:style-name="P13"><text:span text:style-name="T3">6.- </text:span>Resultados y conclusiones</text:p>
      <text:p text:style-name="P11"/>
      <text:p text:style-name="P8"><text:soft-page-break/>4. RESUMEN DEL PROYECTO DE DIW (grupos de trabajo)<text:span text:style-name="T1"> </text:span><text:span text:style-name="T6">PORTFOLIO</text:span></text:p>
      <text:p text:style-name="P2"/>
      <text:p text:style-name="P2"/>
      <text:p text:style-name="P9"><text:bookmark text:name="docs-internal-guid-a590ba8d-7fff-50e5-fdd1-378f6858ebcf"/>DAYDREAM</text:p>
      <text:p text:style-name="P4"/>
      <text:p text:style-name="P6">El proyecto es para la empresa <text:span text:style-name="T3">DayDream</text:span> que se dedica al alquiler de material para eventos, <text:span text:style-name="T9">además la </text:span>web se presentará en castellano e ingles. </text:p>
      <text:p text:style-name="P5"/>
      <text:p text:style-name="P5">Dentro de los productos que alquila <text:span text:style-name="T9">tendremos</text:span> altavoces, robots, tarimas para pequeños escenarios, trust, etc.</text:p>
      <text:p text:style-name="P5"/>
      <text:p text:style-name="P5">Las secciones de la web serian sonido, iluminación, montaje de escenarios, packs y contacto.</text:p>
      <text:p text:style-name="P5"/>
      <text:p text:style-name="P5">Dentro de la sección de contacto se podrá hacer consultas a través del correo electrónico o teléfono.</text:p>
      <text:p text:style-name="P5"/>
      <text:p text:style-name="P10"><text:span text:style-name="T10">En alquiler del material nunca se hará efectivo a través de la web. La empresa quiere una reunión con el cliente para darle recomendaciones y así cerrar el trato en perso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Arial Black" svg:font-family="'Arial Black'" style:font-family-generic="roman"/>
    <style:font-face style:name="Arial1" svg:font-family="Arial" style:font-family-generic="swiss"/>
    <style:font-face style:name="David CLM" svg:font-family="'David CLM'" style:font-pitch="variable"/>
    <style:font-face style:name="MS Gothic" svg:font-family="'MS Gothic'" style:font-pitch="variable"/>
    <style:font-face style:name="Tahoma" svg:font-family="Tahoma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31:40.046000000</meta:creation-date>
    <dc:date>2018-10-05T12:01:25.172000000</dc:date>
    <meta:editing-duration>PT19M41S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28" meta:word-count="197" meta:character-count="1250" meta:non-whitespace-character-count="1064"/>
  </office:meta>
</office:document-meta>
</file>